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08cm" style:rel-column-width="1592*"/>
    </style:style>
    <style:style style:name="Table1.B" style:family="table-column">
      <style:table-column-properties style:column-width="14.192cm" style:rel-column-width="8046*"/>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2c56b" officeooo:paragraph-rsid="0012c56b"/>
    </style:style>
    <style:style style:name="P2" style:family="paragraph" style:parent-style-name="Text_20_body">
      <style:text-properties officeooo:rsid="00135ddd" officeooo:paragraph-rsid="00135ddd"/>
    </style:style>
    <style:style style:name="P3" style:family="paragraph" style:parent-style-name="Text_20_body">
      <style:text-properties officeooo:rsid="00147f01" officeooo:paragraph-rsid="00147f01"/>
    </style:style>
    <style:style style:name="P4" style:family="paragraph" style:parent-style-name="Text_20_body">
      <style:text-properties officeooo:rsid="00147f01" officeooo:paragraph-rsid="0015627c"/>
    </style:style>
    <style:style style:name="P5" style:family="paragraph" style:parent-style-name="Text_20_body">
      <style:text-properties officeooo:rsid="0015627c" officeooo:paragraph-rsid="0015627c"/>
    </style:style>
    <style:style style:name="P6" style:family="paragraph" style:parent-style-name="Text_20_body">
      <style:text-properties officeooo:rsid="00161e5b" officeooo:paragraph-rsid="00161e5b"/>
    </style:style>
    <style:style style:name="P7" style:family="paragraph" style:parent-style-name="Text_20_body">
      <style:text-properties officeooo:rsid="00161e5b" officeooo:paragraph-rsid="0016fa37"/>
    </style:style>
    <style:style style:name="P8" style:family="paragraph" style:parent-style-name="Text_20_body">
      <style:text-properties officeooo:rsid="0016fa37" officeooo:paragraph-rsid="0016fa37"/>
    </style:style>
    <style:style style:name="P9" style:family="paragraph" style:parent-style-name="Text_20_body">
      <style:text-properties officeooo:rsid="00177409" officeooo:paragraph-rsid="00177409"/>
    </style:style>
    <style:style style:name="P10" style:family="paragraph" style:parent-style-name="Text_20_body">
      <style:text-properties officeooo:rsid="00182174" officeooo:paragraph-rsid="00182174"/>
    </style:style>
    <style:style style:name="P11" style:family="paragraph" style:parent-style-name="Text_20_body">
      <style:paragraph-properties fo:break-before="page"/>
      <style:text-properties officeooo:rsid="00177409" officeooo:paragraph-rsid="00177409"/>
    </style:style>
    <style:style style:name="P12" style:family="paragraph" style:parent-style-name="Header">
      <style:text-properties officeooo:rsid="0012c56b" officeooo:paragraph-rsid="0012c56b"/>
    </style:style>
    <style:style style:name="P13" style:family="paragraph" style:parent-style-name="Subtitle">
      <style:text-properties officeooo:rsid="0012c56b" officeooo:paragraph-rsid="0012c56b"/>
    </style:style>
    <style:style style:name="P14" style:family="paragraph" style:parent-style-name="Heading_20_1">
      <style:text-properties officeooo:rsid="0012c56b" officeooo:paragraph-rsid="0012c56b"/>
    </style:style>
    <style:style style:name="P15" style:family="paragraph" style:parent-style-name="Heading_20_1">
      <style:text-properties officeooo:rsid="00135ddd" officeooo:paragraph-rsid="00135ddd"/>
    </style:style>
    <style:style style:name="P16" style:family="paragraph" style:parent-style-name="Heading_20_1">
      <style:text-properties officeooo:rsid="00147f01" officeooo:paragraph-rsid="0015627c"/>
    </style:style>
    <style:style style:name="P17" style:family="paragraph" style:parent-style-name="Heading_20_1" style:list-style-name="">
      <style:text-properties officeooo:paragraph-rsid="00135ddd"/>
    </style:style>
    <style:style style:name="P18" style:family="paragraph" style:parent-style-name="Heading_20_1">
      <style:text-properties officeooo:rsid="00177409" officeooo:paragraph-rsid="00177409"/>
    </style:style>
    <style:style style:name="P19" style:family="paragraph" style:parent-style-name="Heading_20_1">
      <style:text-properties officeooo:rsid="00182174" officeooo:paragraph-rsid="00182174"/>
    </style:style>
    <style:style style:name="P20" style:family="paragraph" style:parent-style-name="Heading_20_1">
      <style:paragraph-properties fo:break-before="page"/>
      <style:text-properties officeooo:paragraph-rsid="00135ddd"/>
    </style:style>
    <style:style style:name="P21" style:family="paragraph" style:parent-style-name="Title">
      <style:text-properties officeooo:rsid="0012c56b" officeooo:paragraph-rsid="0012c56b"/>
    </style:style>
    <style:style style:name="P22" style:family="paragraph" style:parent-style-name="Table_20_Contents">
      <style:text-properties officeooo:rsid="00147f01" officeooo:paragraph-rsid="00147f01"/>
    </style:style>
    <style:style style:name="P23" style:family="paragraph" style:parent-style-name="Heading_20_3">
      <style:text-properties officeooo:rsid="00147f01" officeooo:paragraph-rsid="00147f01"/>
    </style:style>
    <style:style style:name="P24" style:family="paragraph" style:parent-style-name="Heading_20_3">
      <style:text-properties officeooo:paragraph-rsid="00161e5b"/>
    </style:style>
    <style:style style:name="P25" style:family="paragraph" style:parent-style-name="Heading_20_3" style:list-style-name="">
      <style:text-properties officeooo:paragraph-rsid="0016fa37"/>
    </style:style>
    <style:style style:name="P26" style:family="paragraph" style:parent-style-name="Heading_20_3">
      <style:paragraph-properties fo:break-before="page"/>
      <style:text-properties officeooo:paragraph-rsid="0016fa37"/>
    </style:style>
    <style:style style:name="P27" style:family="paragraph" style:parent-style-name="Heading_20_2">
      <style:text-properties officeooo:paragraph-rsid="00147f01"/>
    </style:style>
    <style:style style:name="T1" style:family="text">
      <style:text-properties officeooo:rsid="00147f01"/>
    </style:style>
    <style:style style:name="T2" style:family="text">
      <style:text-properties officeooo:rsid="0015627c"/>
    </style:style>
    <style:style style:name="T3" style:family="text">
      <style:text-properties officeooo:rsid="00161e5b"/>
    </style:style>
    <style:style style:name="T4" style:family="text">
      <style:text-properties fo:font-weight="bold" style:font-weight-asian="bold" style:font-weight-complex="bold"/>
    </style:style>
    <style:style style:name="T5" style:family="text">
      <style:text-properties officeooo:rsid="0016fa37"/>
    </style:style>
    <style:style style:name="T6" style:family="text">
      <style:text-properties officeooo:rsid="00177409"/>
    </style:style>
    <style:style style:name="T7" style:family="text">
      <style:text-properties officeooo:rsid="0018217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Final CA Report</text:p>
      <text:p text:style-name="P13">Tim O’ Mahony – t00152281</text:p>
      <text:h text:style-name="P14" text:outline-level="1">About</text:h>
      <text:p text:style-name="P1">Script asks user to input for a list a fields. These fields and entries are saved to interoperable text files that the user is free to read, modify and delete with whatever application or system of they’re choosing. When launched in daemon mode the script runs a flask web server which hosts the status of the tickets in html with some css formatting.</text:p>
      <text:h text:style-name="Heading_20_1" text:outline-level="1">Usa<text:span text:style-name="T2">ge</text:span></text:h>
      <text:p text:style-name="P5">akrt.py new - launch new ticket,</text:p>
      <text:p text:style-name="P5">akrt.py update [woid] - update previous ticket</text:p>
      <text:p text:style-name="P5">akrt.py about [woid] - read ticket file</text:p>
      <text:p text:style-name="P5">akrt.py daemon - launch web server</text:p>
      <text:h text:style-name="P15" text:outline-level="1">Rationale</text:h>
      <text:p text:style-name="P2">In my place of work I use a php/mysql repair tracker that overloads the underpowered <text:s/>server that hosts it with design features we never use. It’s also meant to host pages that inform the customer of the repair status but that feature has never worked.</text:p>
      <text:p text:style-name="P2"><text:span text:style-name="T5">I was then inspired by this</text:span> https://joearms.github.io/2014/06/25/minimal-viable-program.html. <text:s/></text:p>
      <text:p text:style-name="P2">The writer discusses a very simple ticket system written in erlang by himself and another co-worker in 1985. So I tried to challenge myself to write a very simple repair tracker <text:span text:style-name="T6">with the missing feature.</text:span></text:p>
      <text:h text:style-name="P16" text:outline-level="1">Hosting</text:h>
      <text:p text:style-name="P4">Repository can be found at:</text:p>
      <text:p text:style-name="P4"><text:a xlink:type="simple" xlink:href="https://github.com/cythecylon/akrt/tree/submission" text:style-name="Internet_20_link" text:visited-style-name="Visited_20_Internet_20_Link">https://github.com/cythecylon/akrt/tree/submission</text:a></text:p>
      <text:p text:style-name="P4">Late into project I abandoned the idea of checkouts and checked out into an earlier working version. From that I created a new branch called <text:span text:style-name="T4">submission</text:span> focusing on taking and updating tickets. I<text:span text:style-name="T2">nstead I chose just to show the status of the ticket and no personal details. </text:span></text:p>
      <text:h text:style-name="P17" text:outline-level="1"/>
      <text:h text:style-name="P20" text:outline-level="1"><text:span text:style-name="T1">Modules Used</text:span></text:h>
      <table:table table:name="Table1" table:style-name="Table1">
        <table:table-column table:style-name="Table1.A"/>
        <table:table-column table:style-name="Table1.B"/>
        <table:table-row>
          <table:table-cell table:style-name="Table1.A1" office:value-type="string">
            <text:p text:style-name="P22">os.dir</text:p>
          </table:table-cell>
          <table:table-cell table:style-name="Table1.B1" office:value-type="string">
            <text:p text:style-name="P22">Get current working directory for creating path to text files. Sys</text:p>
          </table:table-cell>
        </table:table-row>
        <table:table-row>
          <table:table-cell table:style-name="Table1.A2" office:value-type="string">
            <text:p text:style-name="P22">Sys</text:p>
          </table:table-cell>
          <table:table-cell table:style-name="Table1.B2" office:value-type="string">
            <text:p text:style-name="P22">Looks for arguments when programs are being launched</text:p>
          </table:table-cell>
        </table:table-row>
        <table:table-row>
          <table:table-cell table:style-name="Table1.A2" office:value-type="string">
            <text:p text:style-name="P22">Pathlib</text:p>
          </table:table-cell>
          <table:table-cell table:style-name="Table1.B2" office:value-type="string">
            <text:p text:style-name="P22">Used to create path to write text files if not already created</text:p>
          </table:table-cell>
        </table:table-row>
        <table:table-row>
          <table:table-cell table:style-name="Table1.A2" office:value-type="string">
            <text:p text:style-name="P22">Time</text:p>
          </table:table-cell>
          <table:table-cell table:style-name="Table1.B2" office:value-type="string">
            <text:p text:style-name="P22">For adding a time stamp to reports</text:p>
          </table:table-cell>
        </table:table-row>
        <table:table-row>
          <table:table-cell table:style-name="Table1.A2" office:value-type="string">
            <text:p text:style-name="P22">Flask</text:p>
          </table:table-cell>
          <table:table-cell table:style-name="Table1.B2" office:value-type="string">
            <text:p text:style-name="P22">For create a http server and display status in a html/css template</text:p>
          </table:table-cell>
        </table:table-row>
      </table:table>
      <text:h text:style-name="P27" text:outline-level="2"><text:span text:style-name="T1">Methods Written</text:span></text:h>
      <text:p text:style-name="P6">For clarification woid refers to work order id. </text:p>
      <text:h text:style-name="P23" text:outline-level="3">Main</text:h>
      <text:p text:style-name="P3">If the <text:span text:style-name="T2">module is not being imported. The module will be called __main__ by the interpreter. And if this case main() will be run with the user’s arguments as parameters.</text:span></text:p>
      <text:p text:style-name="P5">Main will try to check if these parameters are either new, update, daemon or about. If they’re anything else or out of bounds the script will print it’s usage. </text:p>
      <text:h text:style-name="P24" text:outline-level="3"><text:span text:style-name="T3">Newwo(woid)</text:span></text:h>
      <text:p text:style-name="P7">Creates a new text file <text:span text:style-name="T5">using a path generated by genwoid(). <text:s/>Requires Python 3.6.1 for Pathlib.</text:span></text:p>
      <text:p text:style-name="P7"><text:span text:style-name="T5">Writes</text:span> a time and date while asking user for input for each field on the script. </text:p>
      <text:h text:style-name="Heading_20_3" text:outline-level="3">Genwoid()</text:h>
      <text:p text:style-name="P8">Invoked by newwo(). </text:p>
      <text:h text:style-name="Heading_20_3" text:outline-level="3">Updatewo(<text:span text:style-name="T3">woid</text:span>)</text:h>
      <text:p text:style-name="P6">Appends the text files. Asking the user to enter a status between 0 and 4 and a description of the device’s current status along with the time the report was created.</text:p>
      <text:h text:style-name="Heading_20_3" text:outline-level="3">Index()</text:h>
      <text:p text:style-name="P8">Under @app.route(“/”). Whenver localhost:5000 is accessed this method will run. Essentially the index page. </text:p>
      <text:p text:style-name="P8">Returns string of text telling user to type woid in taskbar</text:p>
      <text:p text:style-name="P7"><text:s/>Documentation Source: <text:span text:style-name="T5">http://flask.pocoo.org/docs/0.12/quickstart/#routing</text:span></text:p>
      <text:h text:style-name="P25" text:outline-level="3"/>
      <text:h text:style-name="P26" text:outline-level="3">Webreport(<text:span text:style-name="T5">woid</text:span>)</text:h>
      <text:p text:style-name="P7">Under @app.route(“/report/&lt;int:word&gt;”). Whenever localhost:5000/reports/&lt;woid&gt; is accessed this method will be called. </text:p>
      <text:p text:style-name="P8">Takes status number from getstatus to reference the statuses dictionary to explain the current status to the customer. Renders this string in a template under templates/report.html. </text:p>
      <text:p text:style-name="P8">Documentation source: </text:p>
      <text:p text:style-name="P8">http://flask.pocoo.org/docs/0.12/quickstart/#rendering-templates</text:p>
      <text:h text:style-name="Heading_20_3" text:outline-level="3">getwo(woid)</text:h>
      <text:p text:style-name="P6">Invoked by main(“<text:span text:style-name="T5">about &lt;woid&gt;”</text:span>) and getstatus(). This retrieves the values from a text file and returns a string called values. </text:p>
      <text:h text:style-name="Heading_20_3" text:outline-level="3">Getstatus(woid)</text:h>
      <text:p text:style-name="P6">Invoked by webreport(). This method returns a repair status number extracted from getwo’s string using string splitting. </text:p>
      <text:p text:style-name="P6">The method returns the status number of a ticket.</text:p>
      <text:h text:style-name="P18" text:outline-level="1">Flask Usage</text:h>
      <text:p text:style-name="P9">To use flask I first had to create an instance of it with app=Flask(__name__). <text:s/>So now whenver I refer to app in the program it will be to that running instance of flask. In memory the instance will be called __main__ as that what the name of the script when it’s not being run as a module. </text:p>
      <text:p text:style-name="P9">When the program is run in daemon mode. As the parameter daemon is passed. It will then run the ‘app’ flask instance method app.run(). </text:p>
      <text:p text:style-name="P9">On the web browser if the user goes to the root directory it. The flask instance will search for the route @app.route(“/”) and find the index() method. Likewise if the user types @app.route(“/report/woid”) it will run webreport(woid) just under. </text:p>
      <text:p text:style-name="P9">Webreport uses render_template. Another module inside flask that has to be import independently. Render_template<text:span text:style-name="T7">(“report.html”,status)</text:span> uses .html templates under the directory /template. </text:p>
      <text:p text:style-name="P9"/>
      <text:p text:style-name="P11">In this directory a html page contains the offollowing:</text:p>
      <text:p text:style-name="P10"><text:tab/><text:tab/>&lt;h1&gt;Status:&lt;/h1&gt;</text:p>
      <text:p text:style-name="P10"><text:tab/><text:tab/>{% if status %}</text:p>
      <text:p text:style-name="P10"><text:tab/><text:tab/>&lt;p&gt; {{ status }} &lt;/p&gt;</text:p>
      <text:p text:style-name="P10"><text:tab/><text:tab/>{% else %}</text:p>
      <text:p text:style-name="P10"><text:tab/><text:tab/><text:tab/>&lt;p&gt; Unable to find status. Please contact store &lt;/p&gt;</text:p>
      <text:p text:style-name="P10"><text:tab/><text:tab/>{% endif % }</text:p>
      <text:p text:style-name="P10">If status has a value the page will render the variable passed as status. Other it will tell the user it was unable to find the status. </text:p>
      <text:h text:style-name="P19" text:outline-level="1">Conclusions</text:h>
      <text:p text:style-name="P10">Flask is a very intuitive and simple micro web framework if you use it simply. Trying to manage my time for other projects. <text:s/>I was unable to get authentication to work as and as work around just displayed pseudonymous statuses. This would have been very interesting. </text:p>
      <text:p text:style-name="P10">Additionally if I would have allocated more time. I might have used coder friendly json or human friendly YAML. Or used regular expressions to keep on eye on ticket timing. I may continue to work on this after college to see if I can convince my workplace to use it.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2c56b" officeooo:paragraph-rsid="0012c56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Advanced Scripting<text:tab/>Repair Logger with Flask Hosting<text:tab/>Tim O’ Mahony</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4T20:02:34.901000000</meta:creation-date>
    <dc:date>2017-04-24T21:25:30.851000000</dc:date>
    <meta:editing-duration>PT8M17S</meta:editing-duration>
    <meta:editing-cycles>1</meta:editing-cycles>
    <meta:generator>LibreOffice/5.3.0.3$Windows_X86_64 LibreOffice_project/7074905676c47b82bbcfbea1aeefc84afe1c50e1</meta:generator>
    <meta:document-statistic meta:table-count="1" meta:image-count="0" meta:object-count="0" meta:page-count="4" meta:paragraph-count="71" meta:word-count="866" meta:character-count="5361" meta:non-whitespace-character-count="4527"/>
  </office:meta>
</office:document-meta>
</file>